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Liberation Serif" svg:font-family="'Liberation Serif', 'Times New Roman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819in" table:align="left" style:writing-mode="rl-tb"/>
    </style:style>
    <style:style style:name="Table1.A" style:family="table-column">
      <style:table-column-properties style:column-width="0.4056in"/>
    </style:style>
    <style:style style:name="Table1.B" style:family="table-column">
      <style:table-column-properties style:column-width="2.9778in"/>
    </style:style>
    <style:style style:name="Table1.C" style:family="table-column">
      <style:table-column-properties style:column-width="3.498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rl-tb"/>
    </style:style>
    <style:style style:name="Table1.C1" style:family="table-cell">
      <style:table-cell-properties style:vertical-align="top" fo:padding="0.0382in" fo:border="0.1pt solid #000000" style:writing-mode="rl-tb"/>
    </style:style>
    <style:style style:name="Table1.2" style:family="table-row">
      <style:table-row-properties style:min-row-height="0.4931in" fo:keep-together="auto"/>
    </style:style>
    <style:style style:name="Table1.A2" style:family="table-cell" style:data-style-name="N0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B2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2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B3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3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A4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B4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4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A5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B5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5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A6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B6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6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B7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7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8" style:family="table-row">
      <style:table-row-properties style:min-row-height="0.2931in" fo:keep-together="auto"/>
    </style:style>
    <style:style style:name="Table1.A8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B8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8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A9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B9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9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A10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B10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10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A11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B11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11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A12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B12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12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A13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B13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13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A14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B14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14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P1" style:family="paragraph" style:parent-style-name="Standard">
      <style:text-properties fo:color="#000000"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2" style:family="paragraph" style:parent-style-name="Standard">
      <style:text-properties fo:color="#008000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8000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color="#222222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fo:color="#222222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fo:color="#222222" fo:font-size="12pt" fo:font-weight="bold" officeooo:paragraph-rsid="0019f894" style:font-size-asian="12pt" style:font-weight-asian="bold" style:font-size-complex="12pt"/>
    </style:style>
    <style:style style:name="P8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fo:color="#222222" fo:font-size="12pt" fo:font-weight="bold" officeooo:paragraph-rsid="000a66a4" style:font-size-asian="12pt" style:font-weight-asian="bold" style:font-size-complex="12pt"/>
    </style:style>
    <style:style style:name="P9" style:family="paragraph" style:parent-style-name="Standard">
      <style:paragraph-properties fo:text-align="end" style:justify-single-word="false" style:writing-mode="rl-tb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51e848" officeooo:paragraph-rsid="0051e848"/>
    </style:style>
    <style:style style:name="P11" style:family="paragraph" style:parent-style-name="Standard">
      <style:paragraph-properties fo:text-align="end" style:justify-single-word="false" style:writing-mode="rl-tb"/>
      <style:text-properties fo:font-size="12pt" officeooo:rsid="003f4316" officeooo:paragraph-rsid="003f4316" style:font-size-asian="12pt" style:font-size-complex="12pt"/>
    </style:style>
    <style:style style:name="P12" style:family="paragraph" style:parent-style-name="Heading_20_2">
      <style:paragraph-properties fo:text-align="end" style:justify-single-word="false" style:writing-mode="rl-tb"/>
    </style:style>
    <style:style style:name="P13" style:family="paragraph" style:parent-style-name="Heading_20_2">
      <style:paragraph-properties fo:margin-left="0in" fo:margin-right="0.5in" fo:margin-top="0in" fo:margin-bottom="0.1402in" loext:contextual-spacing="true" fo:line-height="100%" fo:text-align="end" style:justify-single-word="false" fo:text-indent="0in" style:auto-text-indent="false" style:writing-mode="rl-tb"/>
    </style:style>
    <style:style style:name="P14" style:family="paragraph" style:parent-style-name="Heading_20_2">
      <style:paragraph-properties fo:margin-left="0in" fo:margin-right="0.5in" fo:margin-top="0in" fo:margin-bottom="0.1402in" loext:contextual-spacing="true" fo:line-height="100%" fo:text-align="end" style:justify-single-word="false" fo:text-indent="0in" style:auto-text-indent="false" style:writing-mode="rl-tb"/>
      <style:text-properties fo:font-weight="bold" officeooo:paragraph-rsid="006a416e" style:font-weight-asian="bold" style:font-weight-complex="bold"/>
    </style:style>
    <style:style style:name="P15" style:family="paragraph" style:parent-style-name="Standard">
      <style:paragraph-properties fo:margin-left="0in" fo:margin-right="0in" fo:text-align="center" style:justify-single-word="false" fo:hyphenation-ladder-count="no-limit" fo:text-indent="0in" style:auto-text-indent="false" style:text-autospace="none" style:writing-mode="rl-tb"/>
      <style:text-properties style:font-name="Arial1" officeooo:paragraph-rsid="002543f3" style:font-name-complex="Arial1" fo:hyphenate="true" fo:hyphenation-remain-char-count="2" fo:hyphenation-push-char-count="2"/>
    </style:style>
    <style:style style:name="P16" style:family="paragraph" style:parent-style-name="Table_20_Contents">
      <style:paragraph-properties fo:margin-left="0in" fo:margin-right="0in" fo:text-align="center" style:justify-single-word="false" fo:text-indent="0in" style:auto-text-indent="false" style:snap-to-layout-grid="false" style:writing-mode="rl-tb"/>
      <style:text-properties style:font-name="Arial1" fo:font-weight="bold" officeooo:paragraph-rsid="002543f3" style:font-weight-asian="bold" style:font-name-complex="Arial1" style:font-weight-complex="bold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 style:writing-mode="rl-tb"/>
      <style:text-properties style:font-name="Arial1" fo:font-weight="bold" officeooo:paragraph-rsid="002543f3" style:font-weight-asian="bold" style:font-name-complex="Arial1" style:font-weight-complex="bold"/>
    </style:style>
    <style:style style:name="P18" style:family="paragraph" style:parent-style-name="Table_20_Contents">
      <style:paragraph-properties fo:margin-left="0in" fo:margin-right="0in" fo:text-align="center" style:justify-single-word="false" fo:text-indent="0in" style:auto-text-indent="false" style:writing-mode="rl-tb"/>
      <style:text-properties style:font-name="Arial1" fo:font-weight="bold" officeooo:rsid="002543f3" officeooo:paragraph-rsid="002543f3" style:font-weight-asian="bold" style:font-name-complex="Arial1" style:font-weight-complex="bold"/>
    </style:style>
    <style:style style:name="P19" style:family="paragraph" style:parent-style-name="Table_20_Contents">
      <style:paragraph-properties fo:margin-left="0in" fo:margin-right="0in" fo:text-align="center" style:justify-single-word="false" fo:text-indent="0in" style:auto-text-indent="false" style:writing-mode="rl-tb"/>
      <style:text-properties style:font-name="Arial1" fo:font-weight="bold" officeooo:rsid="007cff3a" officeooo:paragraph-rsid="007cff3a" style:font-weight-asian="bold" style:font-name-complex="Arial1" style:font-weight-complex="bold"/>
    </style:style>
    <style:style style:name="P20" style:family="paragraph" style:parent-style-name="Table_20_Contents">
      <style:paragraph-properties fo:margin-left="0in" fo:margin-right="0in" fo:text-align="center" style:justify-single-word="false" fo:text-indent="0in" style:auto-text-indent="false" style:writing-mode="rl-tb"/>
      <style:text-properties style:font-name="Arial1" fo:font-weight="bold" officeooo:rsid="007df9cb" officeooo:paragraph-rsid="007df9cb" style:font-weight-asian="bold" style:font-name-complex="Arial1" style:font-weight-complex="bold"/>
    </style:style>
    <style:style style:name="P21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83697" officeooo:paragraph-rsid="00283697" style:font-name-complex="Arial1"/>
    </style:style>
    <style:style style:name="P22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ac7d4" officeooo:paragraph-rsid="002ac7d4" style:font-name-complex="Arial1"/>
    </style:style>
    <style:style style:name="P23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ac7d4" officeooo:paragraph-rsid="0034644a" style:font-name-complex="Arial1"/>
    </style:style>
    <style:style style:name="P24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ac7d4" officeooo:paragraph-rsid="00720765" style:font-name-complex="Arial1"/>
    </style:style>
    <style:style style:name="P25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ac7d4" officeooo:paragraph-rsid="007621bb" style:font-name-complex="Arial1"/>
    </style:style>
    <style:style style:name="P26" style:family="paragraph" style:parent-style-name="Table_20_Contents">
      <style:paragraph-properties fo:margin-left="0in" fo:margin-right="0in" fo:text-align="end" style:justify-single-word="false" fo:text-indent="0in" style:auto-text-indent="false" style:snap-to-layout-grid="false" style:writing-mode="rl-tb"/>
      <style:text-properties style:font-name="Arial1" officeooo:rsid="0034644a" officeooo:paragraph-rsid="0034644a" style:font-name-complex="Arial1"/>
    </style:style>
    <style:style style:name="P27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34644a" officeooo:paragraph-rsid="0034644a" style:font-name-complex="Arial1"/>
    </style:style>
    <style:style style:name="P28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365577" officeooo:paragraph-rsid="00365577" style:font-name-complex="Arial1"/>
    </style:style>
    <style:style style:name="P29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6e6cde" officeooo:paragraph-rsid="006e6cde" style:font-name-complex="Arial1"/>
    </style:style>
    <style:style style:name="P30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74cce6" officeooo:paragraph-rsid="0074cce6" style:font-name-complex="Arial1"/>
    </style:style>
    <style:style style:name="P31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7621bb" officeooo:paragraph-rsid="007621bb" style:font-name-complex="Arial1"/>
    </style:style>
    <style:style style:name="P32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ac7d4" officeooo:paragraph-rsid="0034644a" style:font-name-asian="Times New Roman" style:language-asian="en" style:country-asian="US" style:font-name-complex="Arial1"/>
    </style:style>
    <style:style style:name="P33" style:family="paragraph" style:parent-style-name="Table_20_Contents">
      <style:paragraph-properties fo:margin-left="0in" fo:margin-right="0in" fo:text-align="end" style:justify-single-word="false" fo:hyphenation-ladder-count="no-limit" fo:text-indent="0in" style:auto-text-indent="false" style:text-autospace="none" style:writing-mode="rl-tb"/>
      <style:text-properties style:font-name="Arial1" officeooo:rsid="002ac7d4" officeooo:paragraph-rsid="0034644a" style:font-name-asian="Times New Roman" style:language-asian="en" style:country-asian="US" style:font-name-complex="Arial1" fo:hyphenate="true" fo:hyphenation-remain-char-count="2" fo:hyphenation-push-char-count="2"/>
    </style:style>
    <style:style style:name="P34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6e6cde" officeooo:paragraph-rsid="006e6cde" style:font-name-asian="Times New Roman" style:language-asian="en" style:country-asian="US" style:font-name-complex="Arial1"/>
    </style:style>
    <style:style style:name="P35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715909" officeooo:paragraph-rsid="00715909" style:font-name-asian="Times New Roman" style:language-asian="en" style:country-asian="US" style:font-name-complex="Arial1"/>
    </style:style>
    <style:style style:name="P36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720765" officeooo:paragraph-rsid="00720765" style:font-name-asian="Times New Roman" style:language-asian="en" style:country-asian="US" style:font-name-complex="Arial1"/>
    </style:style>
    <style:style style:name="P37" style:family="paragraph" style:parent-style-name="Table_20_Contents">
      <style:paragraph-properties fo:margin-left="0in" fo:margin-right="0in" fo:text-align="end" style:justify-single-word="false" fo:hyphenation-ladder-count="no-limit" fo:text-indent="0in" style:auto-text-indent="false" style:text-autospace="none" style:writing-mode="rl-tb"/>
      <style:text-properties style:font-name="Arial1" officeooo:rsid="0074cce6" officeooo:paragraph-rsid="00720765" style:font-name-asian="Times New Roman" style:language-asian="en" style:country-asian="US" style:font-name-complex="Arial1" fo:hyphenate="true" fo:hyphenation-remain-char-count="2" fo:hyphenation-push-char-count="2"/>
    </style:style>
    <style:style style:name="P38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officeooo:rsid="007aa771" officeooo:paragraph-rsid="007aa771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2ac7d4" style:font-name-complex="Arial1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365577" style:font-name-complex="Arial1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5d5665" style:font-name-complex="Arial1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7df9cb" style:font-name-complex="Arial1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rsid="00365577" officeooo:paragraph-rsid="00365577" style:font-name-complex="Arial1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383e70" style:font-name-asian="Liberation Serif1" style:font-name-complex="Arial1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365577" style:font-name-asian="Liberation Serif1" style:font-name-complex="Arial1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fo:language="en" fo:country="US" officeooo:rsid="007ff862" officeooo:paragraph-rsid="007ff862" style:font-name-complex="Arial1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222222" style:font-name="Arial1" fo:font-size="12pt" fo:font-weight="bold" officeooo:paragraph-rsid="002ac7d4" style:font-size-asian="12pt" style:font-weight-asian="bold" style:font-name-complex="Arial1" style:font-size-complex="12pt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222222" style:font-name="Arial1" fo:font-size="12pt" fo:font-weight="bold" officeooo:rsid="0074cce6" officeooo:paragraph-rsid="0074cce6" style:font-size-asian="12pt" style:font-weight-asian="bold" style:font-name-complex="Arial1" style:font-size-complex="12pt"/>
    </style:style>
    <style:style style:name="P49" style:family="paragraph" style:parent-style-name="ללא_20_מרווח">
      <style:paragraph-properties fo:text-align="end" style:justify-single-word="false"/>
      <style:text-properties fo:color="#008000" fo:font-style="italic" fo:font-weight="bold" style:font-style-asian="italic" style:font-weight-asian="bold" style:font-style-complex="italic" style:font-weight-complex="bold"/>
    </style:style>
    <style:style style:name="P50" style:family="paragraph" style:parent-style-name="Heading_20_1">
      <style:text-properties fo:font-size="12pt" officeooo:paragraph-rsid="005e6251" style:font-size-asian="12pt" style:font-size-complex="12pt"/>
    </style:style>
    <style:style style:name="P51" style:family="paragraph" style:parent-style-name="Heading_20_1">
      <style:text-properties fo:font-size="11pt" style:font-size-asian="11pt" style:font-size-complex="11pt" style:font-weight-complex="bold"/>
    </style:style>
    <style:style style:name="P52" style:family="paragraph" style:parent-style-name="Heading_20_2">
      <style:paragraph-properties fo:text-align="end" style:justify-single-word="false" fo:break-before="page" style:writing-mode="rl-tb"/>
    </style:style>
    <style:style style:name="P53" style:family="paragraph" style:parent-style-name="Standard" style:list-style-name="L1">
      <style:paragraph-properties fo:text-align="end" style:justify-single-word="false" style:writing-mode="rl-tb"/>
      <style:text-properties fo:font-size="12pt" officeooo:rsid="00266630" officeooo:paragraph-rsid="00266630" style:font-size-asian="12pt" style:font-size-complex="12pt"/>
    </style:style>
    <style:style style:name="P54" style:family="paragraph" style:parent-style-name="Standard" style:list-style-name="L1">
      <style:paragraph-properties fo:text-align="end" style:justify-single-word="false" style:writing-mode="rl-tb"/>
      <style:text-properties fo:font-size="12pt" officeooo:rsid="00266630" officeooo:paragraph-rsid="002ec41c" style:font-size-asian="12pt" style:font-size-complex="12pt"/>
    </style:style>
    <style:style style:name="P55" style:family="paragraph" style:parent-style-name="Standard" style:list-style-name="L1">
      <style:paragraph-properties fo:text-align="end" style:justify-single-word="false" style:writing-mode="rl-tb"/>
      <style:text-properties fo:font-size="12pt" officeooo:rsid="00550dbd" officeooo:paragraph-rsid="00550dbd" style:font-size-asian="12pt" style:font-size-complex="12pt"/>
    </style:style>
    <style:style style:name="P56" style:family="paragraph" style:parent-style-name="Standard" style:list-style-name="L1">
      <style:paragraph-properties fo:text-align="end" style:justify-single-word="false" style:writing-mode="rl-tb"/>
      <style:text-properties fo:font-size="12pt" officeooo:rsid="0069b9c9" officeooo:paragraph-rsid="0069b9c9" style:font-size-asian="12pt" style:font-size-complex="12pt"/>
    </style:style>
    <style:style style:name="P57" style:family="paragraph" style:parent-style-name="Standard" style:list-style-name="L1">
      <style:paragraph-properties fo:text-align="end" style:justify-single-word="false" style:writing-mode="rl-tb"/>
      <style:text-properties officeooo:rsid="002ffb19" officeooo:paragraph-rsid="002ec41c"/>
    </style:style>
    <style:style style:name="P58" style:family="paragraph" style:parent-style-name="Standard" style:list-style-name="L2">
      <style:paragraph-properties fo:margin-top="0in" fo:margin-bottom="0in" loext:contextual-spacing="false" fo:line-height="100%"/>
      <style:text-properties fo:color="#0000ff" fo:font-size="10pt" style:text-underline-style="solid" style:text-underline-width="auto" style:text-underline-color="font-color" fo:font-weight="bold" officeooo:paragraph-rsid="006bda58" style:font-size-asian="10pt" style:font-weight-asian="bold" style:font-size-complex="10pt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hyphenation-ladder-count="no-limit" fo:text-indent="0in" style:auto-text-indent="false" style:text-autospace="none" style:writing-mode="rl-tb"/>
      <style:text-properties style:font-name="Arial1" officeooo:rsid="00811e23" officeooo:paragraph-rsid="00811e23" style:font-name-complex="Arial1" fo:hyphenate="true" fo:hyphenation-remain-char-count="2" fo:hyphenation-push-char-count="2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222222" style:font-name="Arial1" fo:font-size="12pt" fo:font-weight="bold" officeooo:rsid="00811e23" officeooo:paragraph-rsid="00811e23" style:font-size-asian="12pt" style:font-weight-asian="bold" style:font-name-complex="Arial1" style:font-size-complex="12pt"/>
    </style:style>
    <style:style style:name="P61" style:family="paragraph" style:parent-style-name="Text_20_body" style:master-page-name="Standard">
      <style:paragraph-properties fo:margin-left="0in" fo:margin-right="0in" fo:margin-top="0in" fo:margin-bottom="0.1402in" loext:contextual-spacing="false" fo:line-height="100%" fo:text-align="center" style:justify-single-word="false" fo:text-indent="0in" style:auto-text-indent="false" style:page-number="1" style:writing-mode="rl-tb"/>
    </style:style>
    <style:style style:name="T1" style:family="text">
      <style:text-properties fo:color="#1f4e79" style:font-name="Arial" fo:font-size="10pt" fo:font-weight="bold" style:font-size-asian="10pt" style:font-weight-asian="bold" style:font-size-complex="10pt"/>
    </style:style>
    <style:style style:name="T2" style:family="text">
      <style:text-properties fo:color="#1f4e79"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1f4e79" style:font-name="Arial" fo:font-size="10pt" fo:font-weight="bold" style:font-name-asian="Liberation Serif" style:font-size-asian="10pt" style:font-weight-asian="bold" style:font-size-complex="10pt"/>
    </style:style>
    <style:style style:name="T4" style:family="text">
      <style:text-properties fo:color="#1f4e79" style:font-name="Arial" fo:font-size="10pt" fo:language="he" fo:country="IL" fo:font-weight="bold" style:font-size-asian="10pt" style:font-weight-asian="bold" style:font-size-complex="10pt"/>
    </style:style>
    <style:style style:name="T5" style:family="text">
      <style:text-properties fo:color="#1f4e79" style:font-name="Arial" fo:font-size="10pt" fo:language="he" fo:country="IL" fo:font-weight="bold" officeooo:rsid="0016f546" style:font-size-asian="10pt" style:font-weight-asian="bold" style:font-name-complex="Arial2" style:font-size-complex="10pt"/>
    </style:style>
    <style:style style:name="T6" style:family="text">
      <style:text-properties fo:color="#1f4e79" style:font-name="Arial" fo:font-size="10pt" fo:language="he" fo:country="IL" fo:font-weight="bold" officeooo:rsid="00238da5" style:font-size-asian="10pt" style:font-weight-asian="bold" style:font-name-complex="Arial2" style:font-size-complex="10pt"/>
    </style:style>
    <style:style style:name="T7" style:family="text">
      <style:text-properties fo:color="#1f4e79" fo:font-size="10pt" fo:font-weight="bold" style:font-size-asian="10pt" style:font-weight-asian="bold" style:font-name-complex="Arial2" style:font-size-complex="10pt"/>
    </style:style>
    <style:style style:name="T8" style:family="text">
      <style:text-properties fo:color="#1f4e79" fo:font-size="10pt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fo:color="#1f4e79" fo:font-size="10pt" fo:language="he" fo:country="IL" fo:font-weight="bold" style:font-size-asian="10pt" style:font-weight-asian="bold" style:font-name-complex="Arial2" style:font-size-complex="10pt"/>
    </style:style>
    <style:style style:name="T10" style:family="text">
      <style:text-properties fo:color="#1f4e79" fo:font-size="10pt" fo:language="he" fo:country="IL" fo:font-weight="bold" style:font-size-asian="10pt" style:font-weight-asian="bold" style:font-name-complex="Arial2" style:font-size-complex="10pt" style:font-weight-complex="bold"/>
    </style:style>
    <style:style style:name="T11" style:family="text">
      <style:text-properties fo:color="#1f4e79" fo:font-size="10pt" fo:language="he" fo:country="IL" fo:font-weight="bold" style:font-size-asian="10pt" style:font-weight-asian="bold" style:font-size-complex="10pt"/>
    </style:style>
    <style:style style:name="T12" style:family="text">
      <style:text-properties fo:color="#222222" fo:font-size="12pt" fo:font-weight="bold" style:font-size-asian="12pt" style:font-weight-asian="bold" style:font-size-complex="12pt"/>
    </style:style>
    <style:style style:name="T13" style:family="text">
      <style:text-properties fo:color="#222222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222222" fo:font-size="12pt" fo:font-weight="bold" style:font-size-asian="12pt" style:font-weight-asian="bold" style:font-size-complex="12pt" style:font-weight-complex="normal"/>
    </style:style>
    <style:style style:name="T15" style:family="text">
      <style:text-properties fo:color="#222222" fo:font-size="12pt" fo:font-weight="bold" officeooo:rsid="000ea0c4" style:font-size-asian="12pt" style:font-weight-asian="bold" style:font-size-complex="12pt" style:font-weight-complex="normal"/>
    </style:style>
    <style:style style:name="T16" style:family="text">
      <style:text-properties fo:color="#222222" fo:font-size="12pt" fo:font-weight="bold" officeooo:rsid="0011e2d6" style:font-size-asian="12pt" style:font-weight-asian="bold" style:font-size-complex="12pt" style:font-weight-complex="normal"/>
    </style:style>
    <style:style style:name="T17" style:family="text">
      <style:text-properties fo:color="#222222" fo:font-size="12pt" fo:font-weight="bold" officeooo:rsid="002ac7d4" style:font-size-asian="12pt" style:font-weight-asian="bold" style:font-size-complex="12pt" style:font-weight-complex="normal"/>
    </style:style>
    <style:style style:name="T18" style:family="text">
      <style:text-properties fo:color="#222222" fo:font-size="12pt" fo:font-weight="bold" officeooo:rsid="006fa741" style:font-size-asian="12pt" style:font-weight-asian="bold" style:font-size-complex="12pt" style:font-weight-complex="normal"/>
    </style:style>
    <style:style style:name="T19" style:family="text">
      <style:text-properties fo:color="#222222" fo:font-size="12pt" fo:font-weight="bold" officeooo:rsid="00283697" style:font-size-asian="12pt" style:font-weight-asian="bold" style:font-size-complex="12pt" style:font-weight-complex="normal"/>
    </style:style>
    <style:style style:name="T20" style:family="text">
      <style:text-properties fo:color="#222222" fo:font-size="12pt" fo:font-weight="bold" officeooo:rsid="005d5665" style:font-size-asian="12pt" style:font-weight-asian="bold" style:font-size-complex="12pt" style:font-weight-complex="normal"/>
    </style:style>
    <style:style style:name="T21" style:family="text">
      <style:text-properties fo:color="#222222" fo:font-size="12pt" fo:font-weight="bold" officeooo:rsid="0029a732" style:font-size-asian="12pt" style:font-weight-asian="bold" style:font-size-complex="12pt" style:font-weight-complex="normal"/>
    </style:style>
    <style:style style:name="T22" style:family="text">
      <style:text-properties fo:color="#222222" fo:font-size="12pt" fo:font-weight="bold" officeooo:rsid="00146757" style:font-size-asian="12pt" style:font-weight-asian="bold" style:font-size-complex="12pt"/>
    </style:style>
    <style:style style:name="T23" style:family="text">
      <style:text-properties fo:color="#222222" fo:font-size="12pt" fo:font-weight="bold" officeooo:rsid="001efea3" style:font-size-asian="12pt" style:font-weight-asian="bold" style:font-size-complex="12pt"/>
    </style:style>
    <style:style style:name="T24" style:family="text">
      <style:text-properties fo:color="#222222" fo:font-size="12pt" fo:font-weight="bold" officeooo:rsid="00283697" style:font-size-asian="12pt" style:font-weight-asian="bold" style:font-size-complex="12pt"/>
    </style:style>
    <style:style style:name="T25" style:family="text">
      <style:text-properties fo:color="#222222" fo:font-size="12pt" fo:font-weight="bold" officeooo:rsid="002ac7d4" style:font-size-asian="12pt" style:font-weight-asian="bold" style:font-size-complex="12pt"/>
    </style:style>
    <style:style style:name="T26" style:family="text">
      <style:text-properties fo:color="#222222" fo:font-size="12pt" fo:font-weight="bold" officeooo:rsid="005a08cd" style:font-size-asian="12pt" style:font-weight-asian="bold" style:font-size-complex="12pt"/>
    </style:style>
    <style:style style:name="T27" style:family="text">
      <style:text-properties fo:color="#222222" fo:font-size="12pt" fo:font-weight="bold" officeooo:rsid="005d5665" style:font-size-asian="12pt" style:font-weight-asian="bold" style:font-size-complex="12pt"/>
    </style:style>
    <style:style style:name="T28" style:family="text">
      <style:text-properties fo:color="#222222"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color="#222222" fo:font-size="12pt" fo:font-weight="normal" officeooo:rsid="000bc811" style:font-size-asian="12pt" style:font-weight-asian="normal" style:font-size-complex="12pt" style:font-weight-complex="normal"/>
    </style:style>
    <style:style style:name="T30" style:family="text">
      <style:text-properties fo:color="#222222" fo:font-size="12pt" fo:font-weight="normal" officeooo:rsid="000d61e4" style:font-size-asian="12pt" style:font-weight-asian="normal" style:font-size-complex="12pt" style:font-weight-complex="normal"/>
    </style:style>
    <style:style style:name="T31" style:family="text">
      <style:text-properties fo:color="#222222" fo:font-size="12pt" fo:font-weight="normal" officeooo:rsid="000ea0c4" style:font-size-asian="12pt" style:font-weight-asian="normal" style:font-size-complex="12pt" style:font-weight-complex="normal"/>
    </style:style>
    <style:style style:name="T32" style:family="text">
      <style:text-properties fo:color="#222222" fo:font-size="12pt" fo:font-weight="normal" officeooo:rsid="0020e12f" style:font-size-asian="12pt" style:font-weight-asian="normal" style:font-size-complex="12pt" style:font-weight-complex="normal"/>
    </style:style>
    <style:style style:name="T33" style:family="text">
      <style:text-properties fo:color="#222222" fo:font-size="12pt" fo:font-weight="normal" officeooo:rsid="0022df27" style:font-size-asian="12pt" style:font-weight-asian="normal" style:font-size-complex="12pt" style:font-weight-complex="normal"/>
    </style:style>
    <style:style style:name="T34" style:family="text">
      <style:text-properties fo:color="#222222" fo:font-size="12pt" fo:font-weight="normal" officeooo:rsid="002ac7d4" style:font-size-asian="12pt" style:font-weight-asian="normal" style:font-size-complex="12pt" style:font-weight-complex="normal"/>
    </style:style>
    <style:style style:name="T35" style:family="text">
      <style:text-properties fo:color="#222222" fo:font-size="12pt" fo:font-weight="normal" officeooo:rsid="001efea3" style:font-size-asian="12pt" style:font-weight-asian="normal" style:font-size-complex="12pt" style:font-weight-complex="normal"/>
    </style:style>
    <style:style style:name="T36" style:family="text">
      <style:text-properties fo:color="#222222" fo:font-size="12pt" fo:font-weight="normal" officeooo:rsid="0037dc79" style:font-size-asian="12pt" style:font-weight-asian="normal" style:font-size-complex="12pt" style:font-weight-complex="normal"/>
    </style:style>
    <style:style style:name="T37" style:family="text">
      <style:text-properties fo:color="#222222" fo:font-size="12pt" fo:font-weight="normal" officeooo:rsid="00383e70" style:font-size-asian="12pt" style:font-weight-asian="normal" style:font-size-complex="12pt" style:font-weight-complex="normal"/>
    </style:style>
    <style:style style:name="T38" style:family="text">
      <style:text-properties fo:color="#222222" fo:font-size="12pt" fo:font-weight="normal" officeooo:rsid="006fa741" style:font-size-asian="12pt" style:font-weight-asian="normal" style:font-size-complex="12pt" style:font-weight-complex="normal"/>
    </style:style>
    <style:style style:name="T39" style:family="text">
      <style:text-properties fo:color="#222222" fo:font-size="12pt" style:font-size-asian="12pt" style:font-size-complex="12pt"/>
    </style:style>
    <style:style style:name="T40" style:family="text">
      <style:text-properties fo:color="#222222" fo:font-size="12pt" fo:language="en" fo:country="US" fo:font-weight="bold" officeooo:rsid="007df9cb" style:font-size-asian="12pt" style:font-weight-asian="bold" style:font-size-complex="12pt" style:font-weight-complex="normal"/>
    </style:style>
    <style:style style:name="T41" style:family="text">
      <style:text-properties fo:color="#222222" fo:font-size="12pt" fo:language="en" fo:country="US" fo:font-weight="bold" style:font-size-asian="12pt" style:font-weight-asian="bold" style:font-size-complex="12pt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ize="11pt" style:font-size-asian="11pt" style:font-size-complex="11pt" style:font-weight-complex="bold"/>
    </style:style>
    <style:style style:name="T44" style:family="text">
      <style:text-properties fo:font-size="11pt" fo:font-weight="normal" style:font-size-asian="11pt" style:font-weight-asian="normal" style:font-size-complex="11pt"/>
    </style:style>
    <style:style style:name="T45" style:family="text">
      <style:text-properties fo:color="#000000"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46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47" style:family="text">
      <style:text-properties style:font-name="Times New Roman" fo:font-size="12pt" fo:font-style="italic" fo:font-weight="bold" style:font-name-asian="Calibri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186843" style:font-weight-asian="normal" style:font-weight-complex="normal"/>
    </style:style>
    <style:style style:name="T50" style:family="text">
      <style:text-properties fo:font-weight="normal" officeooo:rsid="0019f894" style:font-weight-asian="normal" style:font-weight-complex="normal"/>
    </style:style>
    <style:style style:name="T51" style:family="text">
      <style:text-properties fo:font-weight="normal" officeooo:rsid="005e6251" style:font-weight-asian="normal" style:font-weight-complex="normal"/>
    </style:style>
    <style:style style:name="T52" style:family="text">
      <style:text-properties fo:font-weight="normal" officeooo:rsid="005f48f5" style:font-weight-asian="normal" style:font-weight-complex="normal"/>
    </style:style>
    <style:style style:name="T53" style:family="text">
      <style:text-properties fo:font-weight="normal" officeooo:rsid="005fa9b3" style:font-weight-asian="normal" style:font-weight-complex="normal"/>
    </style:style>
    <style:style style:name="T54" style:family="text">
      <style:text-properties fo:font-weight="normal" officeooo:rsid="006a416e" style:font-weight-asian="normal" style:font-weight-complex="normal"/>
    </style:style>
    <style:style style:name="T55" style:family="text">
      <style:text-properties officeooo:rsid="00097c21"/>
    </style:style>
    <style:style style:name="T56" style:family="text">
      <style:text-properties officeooo:rsid="000a66a4"/>
    </style:style>
    <style:style style:name="T57" style:family="text">
      <style:text-properties officeooo:rsid="00186843"/>
    </style:style>
    <style:style style:name="T58" style:family="text">
      <style:text-properties officeooo:rsid="0019f894"/>
    </style:style>
    <style:style style:name="T59" style:family="text">
      <style:text-properties officeooo:rsid="00244501"/>
    </style:style>
    <style:style style:name="T60" style:family="text">
      <style:text-properties officeooo:rsid="0034644a"/>
    </style:style>
    <style:style style:name="T61" style:family="text">
      <style:text-properties officeooo:rsid="0034f9b7"/>
    </style:style>
    <style:style style:name="T62" style:family="text">
      <style:text-properties officeooo:rsid="0043241e"/>
    </style:style>
    <style:style style:name="T63" style:family="text">
      <style:text-properties officeooo:rsid="0055c29a"/>
    </style:style>
    <style:style style:name="T64" style:family="text">
      <style:text-properties style:font-name="Arial1" style:font-name-complex="Arial1"/>
    </style:style>
    <style:style style:name="T65" style:family="text">
      <style:text-properties style:font-name="Arial1" officeooo:rsid="002ac7d4" style:font-name-complex="Arial1"/>
    </style:style>
    <style:style style:name="T66" style:family="text">
      <style:text-properties style:font-name="Arial1" officeooo:rsid="007bbf6a" style:font-name-complex="Arial1"/>
    </style:style>
    <style:style style:name="T67" style:family="text">
      <style:text-properties style:font-name="Arial1" officeooo:rsid="007bde4a" style:font-name-complex="Arial1"/>
    </style:style>
    <style:style style:name="T68" style:family="text">
      <style:text-properties officeooo:rsid="005e6251" style:font-weight-complex="bold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fo:font-size="12pt" officeooo:rsid="0055c29a" style:font-size-asian="12pt" style:font-size-complex="12pt"/>
    </style:style>
    <style:style style:name="T71" style:family="text">
      <style:text-properties officeooo:rsid="00675f4b"/>
    </style:style>
    <style:style style:name="T72" style:family="text">
      <style:text-properties officeooo:rsid="006e6cde"/>
    </style:style>
    <style:style style:name="T73" style:family="text">
      <style:text-properties officeooo:rsid="0078b800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<text:span text:style-name="T1">אוניברסיטת</text:span><text:span text:style-name="T3"> </text:span><text:span text:style-name="T1">אריאל</text:span><text:span text:style-name="T7">, <text:s text:c="3"/></text:span><text:span text:style-name="T1">המחלקה</text:span><text:span text:style-name="T3"> </text:span><text:span text:style-name="T1">למדעי</text:span><text:span text:style-name="T3"> </text:span><text:span text:style-name="T1">המחשב</text:span><text:span text:style-name="T7"><text:line-break/></text:span><text:span text:style-name="T1">קורס</text:span><text:span text:style-name="T7">: </text:span><text:span text:style-name="T2">מבנה זיכרון ושפת </text:span><text:span text:style-name="T8">c++</text:span><text:span text:style-name="T7">, </text:span><text:span text:style-name="T1">מספר</text:span><text:span text:style-name="T7">: </text:span><text:span text:style-name="T8">7027810</text:span><text:span text:style-name="T10"><text:line-break/></text:span><text:span text:style-name="T4">מרצים</text:span><text:span text:style-name="T9">: </text:span><text:span text:style-name="T4">ד</text:span><text:span text:style-name="T9">"</text:span><text:span text:style-name="T4">ר אראל סגל</text:span><text:span text:style-name="T9">-</text:span><text:span text:style-name="T4">הלוי</text:span><text:span text:style-name="T9">, </text:span><text:span text:style-name="T6">ד"ר גיל בן-ארצי</text:span><text:span text:style-name="T11"><text:line-break/></text:span><text:span text:style-name="T4">שנת לימודים</text:span><text:span text:style-name="T9">: </text:span><text:span text:style-name="T4">ה’תשע</text:span><text:span text:style-name="T9">"</text:span><text:span text:style-name="T5">ט</text:span><text:span text:style-name="T9"><text:line-break/></text:span><text:span text:style-name="T4">שעות שיעור שבועיות</text:span><text:span text:style-name="T9">: 3<text:line-break/></text:span><text:span text:style-name="T4">שעות תירגול שבועיות</text:span><text:span text:style-name="T9">: 2</text:span></text:p>
      <text:h text:style-name="P12" text:outline-level="2">מטרת הקורס</text:h>
      <text:p text:style-name="P6"><text:span text:style-name="T59">הקורס יאמן</text:span> את הסטודנטים בתיכנות בשפה קשה ומסובכת במיוחד - שפת ++C. שפה הכוללת פרדיגמות שונות - תיכנות פרוצדורלי, מונחה-עצמים ופונקציונלי. שפה הדורשת ניהול ידני של משאבי הזיכרון. הקורס יתייחס לשפת ++C כולל <text:span text:style-name="T55">התקנים</text:span> החדשים (11, 14, 17).</text:p>
      <text:p text:style-name="P7"><text:span text:style-name="T58">בנוסף, הקורס יאמן את הסטודנטים בכישורים כלליים החיוניים לכל מתכנת, כגון: </text:span>עבודה בסביבות לינוקס<text:span text:style-name="T58"> (</text:span><text:span text:style-name="T50">Linux)</text:span> <text:span text:style-name="T57">וגיט </text:span><text:span text:style-name="T49">(git)</text:span>, <text:span text:style-name="T58">הצגת קוד בפני הכיתה, </text:span>עמידה בלוחות זמנים, והתמודדות עם תקלות <text:span text:style-name="T58">ושינויים </text:span>לא צפוי<text:span text:style-name="T58">ים</text:span>.</text:p>
      <text:h text:style-name="P12" text:outline-level="2">דרישות קדם</text:h>
      <text:p text:style-name="P8">הקורס מיועד לסטודנטים בעלי ניסיון בתיכנות בשפת C, שפת Java, ותיכנות מונחה עצמים.<text:span text:style-name="T56"> כמו כן, המטלות יוגשו ב-GitHub וייבדקו על סביבת לינוקס, ולכן דרוש ידע בסיסי ב-git ובלינוקס.</text:span></text:p>
      <text:h text:style-name="P12" text:outline-level="2">הציון</text:h>
      <text:list xml:id="list3921672177" text:style-name="L1">
        <text:list-item>
          <text:p text:style-name="P53">80% - בחינה סופית.</text:p>
        </text:list-item>
        <text:list-item>
          <text:p text:style-name="P54">20% - מטלות <text:span text:style-name="T63">שבועיות, מתוכם:</text:span></text:p>
          <text:list>
            <text:list-item>
              <text:p text:style-name="P55">10% - בדיקה אוטומטית במערכת שתוצג בהמשך;</text:p>
            </text:list-item>
            <text:list-item>
              <text:p text:style-name="P55">10% - הצגת המטלה בתירגול ובדיקה ע"י המתרגל/ת.</text:p>
            </text:list-item>
          </text:list>
        </text:list-item>
        <text:list-item>
          <text:p text:style-name="P56">הסבר מפורט על המטלות - בקובץ נפרד. </text:p>
        </text:list-item>
        <text:list-item>
          <text:p text:style-name="P57"><text:span text:style-name="T70">בנוסף, </text:span><text:span text:style-name="T69">מתוכנן בוחן-רשות בתיכנות, כפוף לתיאום עם מדור בחינות. אם אכן יתקיים הבוחן, הוא יתקיים בשבוע האחרון של הסמסטר, ויקנה 10 נקודות בונוס לציון הבחינה. פרטים מלאים יימסרו בהמשך.</text:span></text:p>
        </text:list-item>
      </text:list>
      <text:h text:style-name="P12" text:outline-level="2">נוכחות</text:h>
      <text:p text:style-name="P11">אין חובת נוכחות בשיעורים. <text:span text:style-name="T71"><text:s/></text:span>אבל, חובה להיות נוכחים ב<text:span text:style-name="T62">שני תירגולים לפחות, כדי להציג את המטלה שלכם. המתרגל/ת י/תקבע את סדר ההצגה, וי/תשלח לכם הודעה מראש על כך שאתם אמורים להציג בתירגול הקרוב. <text:s/>אי-הופעה לתירגול שבו אתם אמורים להציג, יגרום למתן ציון 0 על ההצגה.</text:span></text:p>
      <text:p text:style-name="P11"/>
      <text:h text:style-name="P52" text:outline-level="2">נושאי הקורס בחלוקה לשבועות</text:h>
      <text:p text:style-name="P10">הרשימה לא סופית - ייתכנו שינויים בהתאם לקצב ההתקדמות בשיעורים ובתירגולים.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הרצאה</text:p>
          </table:table-cell>
          <table:table-cell table:style-name="Table1.C1" office:value-type="string">
            <text:p text:style-name="P18">תירגול</text:p>
          </table:table-cell>
        </table:table-row>
        <table:table-row table:style-name="Table1.2">
          <table:table-cell table:style-name="Table1.A2" office:value-type="float" office:value="1">
            <text:p text:style-name="P20">1</text:p>
          </table:table-cell>
          <table:table-cell table:style-name="Table1.B14" office:value-type="string">
            <text:p text:style-name="P41"><text:span text:style-name="T12">הכרות, הבדלים בין c++ ל</text:span><text:span text:style-name="T24">בין </text:span><text:span text:style-name="T12">c</text:span><text:span text:style-name="T24"> ו-Java</text:span><text:span text:style-name="T27">.</text:span><text:span text:style-name="T26"> </text:span></text:p>
            <text:p text:style-name="P41"><text:span text:style-name="T27">העמסה,</text:span><text:span text:style-name="T26"> חריגות.</text:span></text:p>
          </table:table-cell>
          <table:table-cell table:style-name="Table1.C14" office:value-type="string">
            <text:p text:style-name="P21">עבודה בסביבת לינוקס - פקודות בסיסיות, גיט, קומפילציה. שלבי קומפילציה.</text:p>
          </table:table-cell>
        </table:table-row>
        <table:table-row table:style-name="Table1.1">
          <table:table-cell table:style-name="Table1.A2" office:value-type="float" office:value="2">
            <text:p text:style-name="P20">2</text:p>
          </table:table-cell>
          <table:table-cell table:style-name="Table1.B14" office:value-type="string">
            <text:p text:style-name="P42"><text:span text:style-name="T19">מחלקות </text:span><text:span text:style-name="T20">ו</text:span><text:span text:style-name="T19">עצמים, בניה </text:span><text:span text:style-name="T21">ופירוק</text:span><text:span text:style-name="T19">.</text:span></text:p>
          </table:table-cell>
          <table:table-cell table:style-name="Table1.C14" office:value-type="string">
            <text:p text:style-name="P22">כלים מתקדמים לעבודה בלינוקס:</text:p>
            <text:p text:style-name="P38"><text:span text:style-name="T65">v</text:span><text:span text:style-name="T64">algrind, make/cmake</text:span></text:p>
            <text:p text:style-name="P38"><text:span text:style-name="T66">סקריפטים ב-bash</text:span><text:span text:style-name="T67">.</text:span></text:p>
          </table:table-cell>
        </table:table-row>
        <table:table-row table:style-name="Table1.1">
          <table:table-cell table:style-name="Table1.A14" office:value-type="string">
            <text:p text:style-name="P19">3</text:p>
          </table:table-cell>
          <table:table-cell table:style-name="Table1.B14" office:value-type="string">
            <text:p text:style-name="P47">הרכבת מחלקות. רשימת אתחול.</text:p>
            <text:p text:style-name="P39"><text:span text:style-name="T12">רפרנסים</text:span><text:span text:style-name="T25"> לעומת פוינטרים.</text:span></text:p>
            <text:p text:style-name="P39"><text:span text:style-name="T28">מתודות קבועות</text:span><text:span text:style-name="T34">,</text:span><text:span text:style-name="T28"> const, mutable.</text:span><text:span text:style-name="T34">.</text:span></text:p>
          </table:table-cell>
          <table:table-cell table:style-name="Table1.C14" office:value-type="string">
            <text:p text:style-name="P29">מחלקות, בניה והריסה;</text:p>
            <text:p text:style-name="P22">הצגת מטלה 1<text:span text:style-name="T72">.</text:span></text:p>
          </table:table-cell>
        </table:table-row>
        <table:table-row table:style-name="Table1.1">
          <table:table-cell table:style-name="Table1.A14" office:value-type="string">
            <text:p text:style-name="P19">4</text:p>
          </table:table-cell>
          <table:table-cell table:style-name="Table1.B14" office:value-type="string">
            <text:p text:style-name="P46"><text:span text:style-name="T29">F</text:span><text:span text:style-name="T28">riend,</text:span></text:p>
            <text:p text:style-name="P39"><text:span text:style-name="T14">העמסת אופרטורים</text:span><text:span text:style-name="T17">.</text:span></text:p>
          </table:table-cell>
          <table:table-cell table:style-name="Table1.C14" office:value-type="string">
            <text:p text:style-name="P34">הרכבות, רפרנסים וקבועים;</text:p>
            <text:p text:style-name="P32">הצגת מטלה <text:span text:style-name="T60">2.</text:span></text:p>
          </table:table-cell>
        </table:table-row>
        <table:table-row table:style-name="Table1.1">
          <table:table-cell table:style-name="Table1.A14" office:value-type="string">
            <text:p text:style-name="P19">5</text:p>
          </table:table-cell>
          <table:table-cell table:style-name="Table1.B14" office:value-type="string">
            <text:p text:style-name="P40"><text:span text:style-name="T29">העתקה עמוקה, </text:span><text:span text:style-name="T30">בנאי מעתיק ואופרטור העתקה</text:span><text:span text:style-name="T38">,</text:span><text:span text:style-name="T31"> </text:span><text:span text:style-name="T15">בנאי ממיר </text:span><text:span text:style-name="T18">ו</text:span><text:span text:style-name="T15">אופרטור המרה.</text:span></text:p>
          </table:table-cell>
          <table:table-cell table:style-name="Table1.C14" office:value-type="string">
            <text:p text:style-name="P35">העמסת אופרטורים;</text:p>
            <text:p text:style-name="P32">הצגת מטלה <text:span text:style-name="T60">3.</text:span></text:p>
          </table:table-cell>
        </table:table-row>
        <table:table-row table:style-name="Table1.1">
          <table:table-cell table:style-name="Table1.A2" office:value-type="float" office:value="6">
            <text:p text:style-name="P19">6</text:p>
          </table:table-cell>
          <table:table-cell table:style-name="Table1.B14" office:value-type="string">
            <text:p text:style-name="P40"><text:span text:style-name="T14">ירושה </text:span><text:span text:style-name="T40">רגילה וירושה וירטואלית</text:span><text:span text:style-name="T16">.</text:span></text:p>
          </table:table-cell>
          <table:table-cell table:style-name="Table1.C14" office:value-type="string">
            <text:p text:style-name="P36">העתקה והמרה;</text:p>
            <text:p text:style-name="P32">הצגת מטלה <text:span text:style-name="T60">4.</text:span></text:p>
          </table:table-cell>
        </table:table-row>
        <table:table-row table:style-name="Table1.8">
          <table:table-cell table:style-name="Table1.A14" office:value-type="string">
            <text:p text:style-name="P17">7</text:p>
          </table:table-cell>
          <table:table-cell table:style-name="Table1.B14" office:value-type="string">
            <text:p text:style-name="P48">המרות סוגים (cast) ומידע על סוגים בזמן ריצה (rtti).</text:p>
          </table:table-cell>
          <table:table-cell table:style-name="Table1.C14" office:value-type="string">
            <text:p text:style-name="P27">ירושה ורשימת אתחול;</text:p>
            <text:p text:style-name="P24">הצגת מטלה <text:span text:style-name="T60">5 .</text:span></text:p>
          </table:table-cell>
        </table:table-row>
        <table:table-row table:style-name="Table1.1">
          <table:table-cell table:style-name="Table1.A14" office:value-type="string">
            <text:p text:style-name="P17">8</text:p>
          </table:table-cell>
          <table:table-cell table:style-name="Table1.B14" office:value-type="string">
            <text:p text:style-name="P59"><text:span text:style-name="T12">תבניות (</text:span><text:span text:style-name="T41">templates) ואיטרטורים.</text:span></text:p>
          </table:table-cell>
          <table:table-cell table:style-name="Table1.C14" office:value-type="string">
            <text:p text:style-name="P37">ירושה וירטואלית;</text:p>
            <text:p text:style-name="P33">הצגת מטלה <text:span text:style-name="T60">6.</text:span></text:p>
          </table:table-cell>
        </table:table-row>
        <table:table-row table:style-name="Table1.1">
          <table:table-cell table:style-name="Table1.A14" office:value-type="string">
            <text:p text:style-name="P17">9</text:p>
          </table:table-cell>
          <table:table-cell table:style-name="Table1.B14" office:value-type="string">
            <text:p text:style-name="P60">תיכנות בתבניות, פונקטורים וביטויי למדא.</text:p>
          </table:table-cell>
          <table:table-cell table:style-name="Table1.C14" office:value-type="string">
            <text:p text:style-name="P30">המרות סוגים;</text:p>
            <text:p text:style-name="P23">הצגת מטלה <text:span text:style-name="T60">7.</text:span></text:p>
          </table:table-cell>
        </table:table-row>
        <table:table-row table:style-name="Table1.1">
          <table:table-cell table:style-name="Table1.A14" office:value-type="string">
            <text:p text:style-name="P17">10</text:p>
          </table:table-cell>
          <table:table-cell table:style-name="Table1.B14" office:value-type="string">
            <text:p text:style-name="P45"><text:span text:style-name="T28">הספריה </text:span><text:span text:style-name="T37">התקנית</text:span><text:span text:style-name="T32"> -</text:span><text:span text:style-name="T28"> מיכלים</text:span><text:span text:style-name="T36"> ואיטרטורים</text:span><text:span text:style-name="T33">.</text:span></text:p>
          </table:table-cell>
          <table:table-cell table:style-name="Table1.C14" office:value-type="string">
            <text:p text:style-name="P31">תבניות ופונקטורים;</text:p>
            <text:p text:style-name="P23">הצגת מטלה <text:span text:style-name="T60">8.</text:span></text:p>
          </table:table-cell>
        </table:table-row>
        <table:table-row table:style-name="Table1.1">
          <table:table-cell table:style-name="Table1.A14" office:value-type="string">
            <text:p text:style-name="P17">11</text:p>
          </table:table-cell>
          <table:table-cell table:style-name="Table1.B14" office:value-type="string">
            <text:p text:style-name="P44"><text:span text:style-name="T35">הספריה </text:span><text:span text:style-name="T37">התקנית</text:span><text:span text:style-name="T32"> -</text:span><text:span text:style-name="T35"> </text:span><text:span text:style-name="T36">אלגוריתמים</text:span><text:span text:style-name="T33">.</text:span></text:p>
          </table:table-cell>
          <table:table-cell table:style-name="Table1.C14" office:value-type="string">
            <text:p text:style-name="P31">מיכלים ואיטרטורים<text:span text:style-name="T73"> בספריה התקנית</text:span>;</text:p>
            <text:p text:style-name="P23">הצגת מטלה <text:span text:style-name="T60">9.</text:span></text:p>
          </table:table-cell>
        </table:table-row>
        <table:table-row table:style-name="Table1.1">
          <table:table-cell table:style-name="Table1.A14" office:value-type="string">
            <text:p text:style-name="P17">12</text:p>
          </table:table-cell>
          <table:table-cell table:style-name="Table1.B14" office:value-type="string">
            <text:p text:style-name="P43"><text:span text:style-name="T22">קישור בין ++C לשפות אחרות</text:span><text:span text:style-name="T23"> כגון פייתון.</text:span></text:p>
          </table:table-cell>
          <table:table-cell table:style-name="Table1.C14" office:value-type="string">
            <text:p text:style-name="P31">אלגוריתמים בספריה התקנית;</text:p>
            <text:p text:style-name="P25">הצגת מטלה <text:span text:style-name="T60">10.</text:span></text:p>
          </table:table-cell>
        </table:table-row>
        <table:table-row table:style-name="Table1.1">
          <table:table-cell table:style-name="Table1.A14" office:value-type="string">
            <text:p text:style-name="P17">13</text:p>
          </table:table-cell>
          <table:table-cell table:style-name="Table1.B14" office:value-type="string">
            <text:p text:style-name="P28">השלמות וחזרות.</text:p>
          </table:table-cell>
          <table:table-cell table:style-name="Table1.C14" office:value-type="string">
            <text:p text:style-name="P26">השלמות וחזרות<text:span text:style-name="T61">.</text:span></text:p>
          </table:table-cell>
        </table:table-row>
      </table:table>
      <text:h text:style-name="P13" text:outline-level="2"/>
      <text:h text:style-name="P13" text:outline-level="2">חומר עזר ברשת</text:h>
      <text:list xml:id="list601928513" text:style-name="L2">
        <text:list-item>
          <text:p text:style-name="P58">https://stackoverflow.com/questions/tagged/c%2b%2b</text:p>
        </text:list-item>
        <text:list-item>
          <text:p text:style-name="P58">https://softwareengineering.stackexchange.com/questions/tagged/c%2b%2b</text:p>
        </text:list-item>
        <text:list-item>
          <text:p text:style-name="P58">http://en.cppreference.com/w/</text:p>
        </text:list-item>
        <text:list-item>
          <text:p text:style-name="P58">http://www.cplusplus.com/</text:p>
        </text:list-item>
        <text:list-item>
          <text:p text:style-name="P58">http://isocpp.org/</text:p>
        </text:list-item>
      </text:list>
      <text:h text:style-name="P14" text:outline-level="2"><text:soft-page-break/><text:span text:style-name="T52">ס</text:span><text:span text:style-name="T54">פרים להרחבה והעשרה</text:span></text:h>
      <text:h text:style-name="P50" text:outline-level="1"><text:span text:style-name="T68">0. </text:span><text:bookmark text:name="title1"/><text:bookmark text:name="productTitle1"/><text:span text:style-name="T48">A Tour of C++ (2nd Edition)</text:span><text:span text:style-name="T51"> </text:span><text:span text:style-name="T48">by Bjarne Stroustrup</text:span><text:span text:style-name="T53">, </text:span><text:span text:style-name="T48"><text:s/></text:span><text:span text:style-name="T51">https://www.amazon.com/Tour-2nd-Depth-Bjarne-Stroustrup/dp/0134997832</text:span></text:h>
      <text:h text:style-name="P51" text:outline-level="1"/>
      <text:h text:style-name="Heading_20_1" text:outline-level="1"><text:bookmark text:name="productTitle"/><text:bookmark text:name="title"/><text:span text:style-name="T43">1. <text:s/></text:span><text:span text:style-name="T44">C++17 STL Cookbook: Discover the latest enhancements to functional programming and lambda expressions. <text:s text:c="3"/>by Jacek Galowicz. Paperback, June 28, 2017</text:span><text:span text:style-name="T43">. <text:s text:c="3"/></text:span><text:a xlink:type="simple" xlink:href="http://a.co/7q4yXwY" text:style-name="Internet_20_link" text:visited-style-name="Visited_20_Internet_20_Link"><text:span text:style-name="T43">http://a.co/7q4yXwY</text:span></text:a></text:h>
      <text:p text:style-name="Standard"><text:span text:style-name="T45">לצפייה בספר אלקטרוני לחץ </text:span><text:a xlink:type="simple" xlink:href="https://ebookcentral.proquest.com/lib/ariel-ebooks/detail.action?docID=4891267" text:style-name="Internet_20_link" text:visited-style-name="Visited_20_Internet_20_Link"><text:span text:style-name="T46">כאן</text:span></text:a></text:p>
      <text:p text:style-name="P49">ספר בפורמט אלקטרוני נמצא במאגרי מידע, ספרים אלקטרוניים, <text:s/>מאגר eBook Central</text:p>
      <text:p text:style-name="P2"/>
      <text:p text:style-name="Standard"><text:span text:style-name="T42">2. </text:span>Mastering the C++17 STL: Make full use of the standard library components in C++17 Paperback, September 28, 2017. <text:s text:c="3"/><text:a xlink:type="simple" xlink:href="http://a.co/86BmYbN" text:style-name="Internet_20_link" text:visited-style-name="Visited_20_Internet_20_Link"><text:span text:style-name="T42">http://a.co/86BmYbN</text:span></text:a></text:p>
      <text:p text:style-name="Standard"><text:span text:style-name="T45">לצפייה בספר אלקטרוני לחץ </text:span><text:a xlink:type="simple" xlink:href="https://ebookcentral.proquest.com/lib/ariel-ebooks/detail.action?docID=5064688" text:style-name="Internet_20_link" text:visited-style-name="Visited_20_Internet_20_Link"><text:span text:style-name="T46">כאן</text:span></text:a></text:p>
      <text:p text:style-name="P49">ספר בפורמט אלקטרוני נמצא במאגרי מידע, ספרים אלקטרוניים, <text:s/>מאגר eBook Central</text:p>
      <text:p text:style-name="P2"/>
      <text:p text:style-name="Standard"><text:span text:style-name="T42">3. </text:span><text:span text:style-name="Strong_20_Emphasis"><text:span text:style-name="T48">Clean C++: Sustainable Software Development Patterns and Best Practices with C++ 17. </text:span></text:span><text:line-break/>by Stephan Roth. <text:s text:c="3"/>Paperback, September 29, 2017. <text:s text:c="3"/><text:bookmark-start text:name="__DdeLink__229_118636882"/><text:a xlink:type="simple" xlink:href="http://a.co/8cSZ8Mw" text:style-name="Internet_20_link" text:visited-style-name="Visited_20_Internet_20_Link"><text:span text:style-name="T42">h</text:span></text:a><text:bookmark-end text:name="__DdeLink__229_118636882"/><text:a xlink:type="simple" xlink:href="http://a.co/8cSZ8Mw" text:style-name="Internet_20_link" text:visited-style-name="Visited_20_Internet_20_Link"><text:span text:style-name="T42">ttp://a.co/8cSZ8Mw</text:span></text:a></text:p>
      <text:p text:style-name="Standard"><text:span text:style-name="T47">לצפייה בספר אלקטרוני לחץ </text:span><text:a xlink:type="simple" xlink:href="https://link.springer.com/book/10.1007%2F978-1-4842-2793-0" text:style-name="Internet_20_link" text:visited-style-name="Visited_20_Internet_20_Link"><text:span text:style-name="T47">כאן</text:span></text:a><text:span text:style-name="T47"> </text:span></text:p>
      <text:p text:style-name="P49">ספר בפורמט אלקטרוני נמצא במאגרי מידע, ספרים אלקטרוניים, <text:s/>מאגר Springer</text:p>
      <text:p text:style-name="P3"/>
      <text:p text:style-name="P4"/>
      <text:p text:style-name="Standard"><text:span text:style-name="T42">4. </text:span><text:span text:style-name="Strong_20_Emphasis"><text:span text:style-name="T48">Beginning C++ Game Programming. <text:s text:c="4"/>by John Horton. <text:s/>Paperback, October 07, 2016.</text:span></text:span><text:line-break/>by John Horton <text:s text:c="5"/><text:a xlink:type="simple" xlink:href="http://a.co/5qOAcPd" text:style-name="Internet_20_link" text:visited-style-name="Visited_20_Internet_20_Link"><text:span text:style-name="T42">http://a.co/5qOAcPd</text:span></text:a></text:p>
      <text:p text:style-name="Standard"><text:span text:style-name="T45">לצפייה בספר אלקטרוני לחץ </text:span><text:a xlink:type="simple" xlink:href="https://ebookcentral.proquest.com/lib/ariel-ebooks/detail.action?docID=4722699" text:style-name="Internet_20_link" text:visited-style-name="Visited_20_Internet_20_Link"><text:span text:style-name="T46">כאן</text:span></text:a></text:p>
      <text:p text:style-name="P49">ספר בפורמט אלקטרוני נמצא במאגרי מידע, ספרים אלקטרוניים, <text:s/>מאגר eBook Central</text:p>
      <text:p text:style-name="P1"/>
      <text:p text:style-name="Standard"><text:span text:style-name="T42">5. <text:s/></text:span><text:span text:style-name="T39">Effective Modern C++: 42 Specific Ways to Improve Your Use of C++11 and C++14 1st Edition. <text:s text:c="3"/>by Scott Meyers. <text:s text:c="7"/></text:span><text:span text:style-name="T13">http://a.co/dicb7nV</text:span></text:p>
      <text:p text:style-name="P5">קיים ספר אלקטרוני, יש לקנות גם ספר מודפס לטובת סטודנטים עם קשיי ראיה.</text:p>
      <text:p text:style-name="Standard"><text:span text:style-name="T47">לצפייה בספר אלקטרוני לחץ </text:span><text:a xlink:type="simple" xlink:href="https://ebookcentral.proquest.com/lib/ariel-ebooks/detail.action?docID=1839836" text:style-name="Internet_20_link" text:visited-style-name="Visited_20_Internet_20_Link"><text:span text:style-name="T47">כאן</text:span></text:a><text:span text:style-name="T47"> </text:span></text:p>
      <text:p text:style-name="P49">ספר בפורמט אלקטרוני נמצא במאגרי מידע, ספרים אלקטרוניים, <text:s/>מאגר eBook Central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Liberation Serif" svg:font-family="'Liberation Serif', 'Times New Roman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en" fo:country="US" style:letter-kerning="true" style:font-name-asian="Arial2" style:font-size-asian="10pt" style:language-asian="en" style:country-asian="US" style:font-name-complex="Arial2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en" fo:country="US" style:letter-kerning="true" style:font-name-asian="Arial2" style:font-size-asian="10pt" style:language-asian="en" style:country-asian="US" style:font-name-complex="Arial2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font-name-asian="Arial2" style:font-family-asian="Arial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Nachlieli CLM" style:font-family-complex="'Nachlieli CLM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achlieli CLM" style:font-family-complex="'Nachlieli CLM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loext:contextual-spacing="tru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loext:contextual-spacing="tru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tru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tru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tru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tru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tru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tru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ללא_20_מרווח" style:display-name="ללא מרווח" style:family="paragraph" style:default-outline-level="">
      <style:paragraph-properties fo:margin-left="0in" fo:margin-right="0in" fo:text-align="end" style:justify-single-word="false" fo:orphans="2" fo:widows="2" fo:text-indent="0in" style:auto-text-indent="false" style:writing-mode="rl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 fo:font-size="12pt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 fo:font-size="12pt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text-position="0% 100%" fo:font-size="12pt" style:font-size-asian="12pt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text-position="0% 100%" fo:font-size="12pt" style:font-size-asian="12pt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3" style:display-name="ListLabel 13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4" style:display-name="ListLabel 14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5" style:display-name="ListLabel 15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6" style:display-name="ListLabel 16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7" style:display-name="ListLabel 17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8" style:display-name="ListLabel 18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3:42:00</meta:creation-date>
    <dc:language>en-US</dc:language>
    <dc:date>2019-02-25T20:32:00.545000000</dc:date>
    <meta:editing-cycles>250</meta:editing-cycles>
    <meta:editing-duration>PT7H19M49S</meta:editing-duration>
    <meta:generator>LibreOffice/6.1.1.2$Windows_X86_64 LibreOffice_project/5d19a1bfa650b796764388cd8b33a5af1f5baa1b</meta:generator>
    <meta:document-statistic meta:table-count="1" meta:image-count="0" meta:object-count="0" meta:page-count="3" meta:paragraph-count="98" meta:word-count="644" meta:character-count="4198" meta:non-whitespace-character-count="3610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